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1.5063in"/>
    </style:style>
    <style:style style:name="co5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5" style:family="table-cell" style:parent-style-name="Default">
      <style:text-properties style:use-window-font-color="true" style:font-name="DejaVu Sans" fo:font-size="6pt" fo:language="zxx" fo:country="none" style:font-name-asian="DejaVu Sans" style:font-size-asian="6pt" style:language-asian="zxx" style:country-asian="none" style:font-name-complex="DejaVu Sans" style:font-size-complex="6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1" style:font-name-asian="Liberation Sans1" style:font-size-asian="7pt" style:font-name-complex="Liberation Sans1" style:font-size-complex="7pt"/>
    </style:style>
    <style:style style:name="T3" style:family="text">
      <style:text-properties style:font-name="Liberation Serif" style:font-name-asian="Liberation Serif" style:font-size-asian="7pt" style:font-name-complex="Liberation Serif" style:font-size-complex="7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 office:value-type="string">
            <text:p><text:span text:style-name="T1">Name</text:span>__________________________________</text:p>
          </table:table-cell>
          <table:table-cell table:number-columns-repeated="2"/>
          <table:table-cell table:style-name="ce3" office:value-type="string">
            <text:p>Wounds</text:p>
          </table:table-cell>
          <table:table-cell office:value-type="string">
            <text:p><text:span text:style-name="T1">Nationality</text:span>_____________________________________________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♣ <text:span text:style-name="T1">Body</text:span></text:p>
          </table:table-cell>
          <table:table-cell office:value-type="string">
            <text:p>o o o o o o o o o o</text:p>
          </table:table-cell>
          <table:table-cell/>
          <table:table-cell table:style-name="ce4" office:value-type="string">
            <text:p><text:span text:style-name="T2">□ </text:span><text:span text:style-name="T2">□ □ □ □ □ □ □ □ □</text:span></text:p>
          </table:table-cell>
          <table:table-cell table:style-name="ce2" office:value-type="string">
            <text:p>Skills</text:p>
          </table:table-cell>
          <table:table-cell table:style-name="Default"/>
          <table:table-cell/>
          <table:table-cell office:value-type="string">
            <text:p><text:span text:style-name="T1">WC</text:span> ________</text:p>
          </table:table-cell>
        </table:table-row>
        <table:table-row table:style-name="ro1">
          <table:table-cell office:value-type="string">
            <text:p>♠ <text:span text:style-name="T1">Mind</text:span></text:p>
          </table:table-cell>
          <table:table-cell office:value-type="string">
            <text:p>0 0 0 0 0 0 0 0 0 0</text:p>
          </table:table-cell>
          <table:table-cell/>
          <table:table-cell table:style-name="ce4" office:value-type="string">
            <text:p><text:span text:style-name="T3">∆ ∆ </text:span><text:span text:style-name="T3">∆ ∆ ∆ ∆ ∆ ∆ ∆ ∆</text:span></text:p>
          </table:table-cell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Athletics</text:p>
          </table:table-cell>
          <table:table-cell table:style-name="ce5" office:value-type="string">
            <text:p>0 0 0 0 0 0 0 0 0 0</text:p>
          </table:table-cell>
        </table:table-row>
        <table:table-row table:style-name="ro1">
          <table:table-cell office:value-type="string">
            <text:p>♥<text:span text:style-name="T1">Spirit</text:span></text:p>
          </table:table-cell>
          <table:table-cell office:value-type="string">
            <text:p>o o o o o o o o o o</text:p>
          </table:table-cell>
          <table:table-cell/>
          <table:table-cell table:style-name="ce4" office:value-type="string">
            <text:p><text:span text:style-name="T2">□ </text:span><text:span text:style-name="T2">□ □ □ □ □ □ □ □ □</text:span></text:p>
          </table:table-cell>
          <table:table-cell office:value-type="string">
            <text:p>Combat(_________) </text:p>
          </table:table-cell>
          <table:table-cell office:value-type="string">
            <text:p>0 0 0 0 0 0 0 0 0 0</text:p>
          </table:table-cell>
          <table:table-cell office:value-type="string">
            <text:p>Guts</text:p>
          </table:table-cell>
          <table:table-cell table:style-name="ce5" office:value-type="string">
            <text:p>o o o o o o o o o o</text:p>
          </table:table-cell>
        </table:table-row>
        <table:table-row table:style-name="ro1">
          <table:table-cell office:value-type="string">
            <text:p>♦ <text:span text:style-name="T1">Luck</text:span></text:p>
          </table:table-cell>
          <table:table-cell office:value-type="string">
            <text:p>0 0 0 0 0 0 0 0 0 0</text:p>
          </table:table-cell>
          <table:table-cell/>
          <table:table-cell table:style-name="ce4" office:value-type="string">
            <text:p><text:span text:style-name="T3">∆ ∆ </text:span><text:span text:style-name="T3">∆ ∆ ∆ ∆ ∆ ∆ ∆ ∆</text:span></text:p>
          </table:table-cell>
          <table:table-cell office:value-type="string">
            <text:p>Combat(_________) </text:p>
          </table:table-cell>
          <table:table-cell office:value-type="string">
            <text:p>o o o o o o o o o o</text:p>
          </table:table-cell>
          <table:table-cell office:value-type="string">
            <text:p>Influence</text:p>
          </table:table-cell>
          <table:table-cell table:style-name="ce5" office:value-type="string">
            <text:p>0 0 0 0 0 0 0 0 0 0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o o o o o o o o o o</text:p>
          </table:table-cell>
          <table:table-cell/>
          <table:table-cell table:style-name="ce4" office:value-type="string">
            <text:p><text:span text:style-name="T2">□ </text:span><text:span text:style-name="T2">□ □ □ □ □ □ □ □ □</text:span></text:p>
          </table:table-cell>
          <table:table-cell office:value-type="string">
            <text:p>Knowledge(Languages)</text:p>
          </table:table-cell>
          <table:table-cell office:value-type="string">
            <text:p>0 0 0 0 0 0 0 0 0 0</text:p>
          </table:table-cell>
          <table:table-cell office:value-type="string">
            <text:p>Meditation</text:p>
          </table:table-cell>
          <table:table-cell table:style-name="ce5" office:value-type="string">
            <text:p>o o o o o o o o o o</text:p>
          </table:table-cell>
        </table:table-row>
        <table:table-row table:style-name="ro1">
          <table:table-cell table:style-name="ce2" office:value-type="string">
            <text:p>Advantages <text:s text:c="5"/>Rank</text:p>
          </table:table-cell>
          <table:table-cell table:number-columns-repeated="3"/>
          <table:table-cell office:value-type="string">
            <text:p>Knowledge(_______)</text:p>
          </table:table-cell>
          <table:table-cell office:value-type="string">
            <text:p>o o o o o o o o o o</text:p>
          </table:table-cell>
          <table:table-cell office:value-type="string">
            <text:p>Perception</text:p>
          </table:table-cell>
          <table:table-cell table:style-name="ce5" office:value-type="string">
            <text:p>0 0 0 0 0 0 0 0 0 0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0 0 0 0 0 0 0 0 0 0</text:p>
          </table:table-cell>
          <table:table-cell office:value-type="string">
            <text:p>Stealth</text:p>
          </table:table-cell>
          <table:table-cell table:style-name="ce5" office:value-type="string">
            <text:p>o o o o o o o o o o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o o o o o o o o o o</text:p>
          </table:table-cell>
          <table:table-cell office:value-type="string">
            <text:p>Technology</text:p>
          </table:table-cell>
          <table:table-cell table:style-name="ce5" office:value-type="string">
            <text:p>0 0 0 0 0 0 0 0 0 0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table:style-name="ce2" office:value-type="string">
            <text:p>Disadvantages</text:p>
          </table:table-cell>
          <table:table-cell table:style-name="ce2" office:value-type="string">
            <text:p>Specialties</text:p>
          </table:table-cell>
          <table:table-cell table:style-name="Default"/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Languages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number-columns-repeated="2" office:value-type="string">
            <text:p>___________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table:style-name="ce2" office:value-type="string">
            <text:p>Funds</text:p>
          </table:table-cell>
          <table:table-cell office:value-type="string">
            <text:p>___________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/>
          <table:table-cell office:value-type="string">
            <text:p>___________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/>
          <table:table-cell office:value-type="string">
            <text:p>___________</text:p>
          </table:table-cell>
        </table:table-row>
        <table:table-row table:style-name="ro1">
          <table:table-cell table:style-name="ce2" office:value-type="string">
            <text:p>Inventory &amp; Notes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3/07/2013</text:date>, <text:time>23:3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00:37:26</meta:creation-date>
    <dc:date>2013-03-07T23:33:09</dc:date>
    <meta:editing-duration>PT18M3S</meta:editing-duration>
    <meta:editing-cycles>3</meta:editing-cycles>
    <meta:generator>LibreOffice/3.4$Linux LibreOffice_project/340m1$Build-402</meta:generator>
    <meta:document-statistic meta:table-count="3" meta:cell-count="117" meta:object-count="0"/>
  </office:meta>
</office:document-meta>
</file>